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fo:color="#000000" fo:font-size="11pt" style:font-size-asian="11pt" fo:language="es" fo:country="GT"/>
    </style:style>
    <style:style style:name="P2" style:parent-style-name="Standard" style:family="paragraph">
      <style:text-properties style:font-name="Arial" fo:color="#000000" fo:font-size="11pt" style:font-size-asian="11pt" fo:language="es" fo:country="GT"/>
    </style:style>
    <style:style style:name="P3" style:parent-style-name="Standard" style:family="paragraph">
      <style:text-properties style:font-name="Arial" fo:color="#000000" fo:font-size="11pt" style:font-size-asian="11pt" fo:language="es" fo:country="GT"/>
    </style:style>
    <style:style style:name="T4" style:parent-style-name="Fuentedepárrafopredeter." style:family="text">
      <style:text-properties style:font-name="Arial" fo:color="#000000" fo:font-size="11pt" style:font-size-asian="11pt" fo:language="es" fo:country="GT"/>
    </style:style>
    <style:style style:name="T5" style:parent-style-name="Fuentedepárrafopredeter." style:family="text">
      <style:text-properties style:font-name="Arial" fo:color="#000000" fo:font-size="11pt" style:font-size-asian="11pt" fo:language="es" fo:country="GT"/>
    </style:style>
    <style:style style:name="T6" style:parent-style-name="Fuentedepárrafopredeter." style:family="text">
      <style:text-properties style:font-name="Arial" fo:color="#000000" fo:font-size="11pt" style:font-size-asian="11pt" fo:language="es" fo:country="GT"/>
    </style:style>
    <style:style style:name="T7" style:parent-style-name="Fuentedepárrafopredeter." style:family="text">
      <style:text-properties style:font-name="Arial" fo:color="#000000" fo:font-size="11pt" style:font-size-asian="11pt" fo:language="es" fo:country="GT"/>
    </style:style>
    <style:style style:name="T8" style:parent-style-name="Fuentedepárrafopredeter." style:family="text">
      <style:text-properties style:font-name="Arial" fo:color="#000000" fo:font-size="11pt" style:font-size-asian="11pt" fo:language="es" fo:country="GT"/>
    </style:style>
    <style:style style:name="T9" style:parent-style-name="Fuentedepárrafopredeter." style:family="text">
      <style:text-properties style:font-name="Arial" fo:color="#000000" fo:font-size="11pt" style:font-size-asian="11pt" fo:language="es" fo:country="GT"/>
    </style:style>
    <style:style style:name="T10" style:parent-style-name="Fuentedepárrafopredeter." style:family="text">
      <style:text-properties style:font-name="Arial" fo:color="#000000" fo:font-size="11pt" style:font-size-asian="11pt" fo:language="es" fo:country="GT"/>
    </style:style>
    <style:style style:name="T11" style:parent-style-name="Fuentedepárrafopredeter." style:family="text">
      <style:text-properties fo:language="es" fo:country="GT"/>
    </style:style>
    <style:style style:name="P12" style:parent-style-name="Standard" style:family="paragraph">
      <style:text-properties fo:language="es" fo:country="GT"/>
    </style:style>
    <style:style style:name="P13" style:parent-style-name="Standard" style:family="paragraph">
      <style:text-properties fo:language="es" fo:country="GT"/>
    </style:style>
    <style:style style:name="P14" style:parent-style-name="Standard" style:family="paragraph">
      <style:text-properties fo:language="es" fo:country="GT"/>
    </style:style>
    <style:style style:name="P15" style:parent-style-name="Standard" style:family="paragraph">
      <style:text-properties fo:language="es" fo:country="GT"/>
    </style:style>
    <style:style style:name="P16" style:parent-style-name="Standard" style:family="paragraph">
      <style:text-properties fo:language="es" fo:country="GT"/>
    </style:style>
    <style:style style:name="P17" style:parent-style-name="Standard" style:family="paragraph">
      <style:text-properties fo:language="es" fo:country="GT"/>
    </style:style>
    <style:style style:name="P18" style:parent-style-name="Standard" style:family="paragraph">
      <style:text-properties fo:language="es" fo:country="GT"/>
    </style:style>
    <style:style style:name="P19" style:parent-style-name="Standard" style:family="paragraph">
      <style:text-properties fo:language="es" fo:country="GT"/>
    </style:style>
    <style:style style:name="P20" style:parent-style-name="Standard" style:family="paragraph">
      <style:text-properties fo:language="es" fo:country="GT"/>
    </style:style>
    <style:style style:name="P21" style:parent-style-name="Standard" style:family="paragraph">
      <style:text-properties fo:language="es" fo:country="GT"/>
    </style:style>
    <style:style style:name="P22" style:parent-style-name="Standard" style:family="paragraph">
      <style:text-properties fo:language="es" fo:country="GT"/>
    </style:style>
    <style:style style:name="P23" style:parent-style-name="Standard" style:family="paragraph">
      <style:text-properties fo:language="es" fo:country="GT"/>
    </style:style>
    <style:style style:name="P24" style:parent-style-name="Standard" style:list-style-name="LFO1" style:family="paragraph">
      <style:text-properties fo:language="es" fo:country="GT"/>
    </style:style>
    <style:style style:name="P25" style:parent-style-name="Standard" style:list-style-name="LFO1" style:family="paragraph"/>
    <style:style style:name="T26" style:parent-style-name="Fuentedepárrafopredeter." style:family="text">
      <style:text-properties fo:language="es" fo:country="GT"/>
    </style:style>
    <style:style style:name="P27" style:parent-style-name="Standard" style:list-style-name="LFO1" style:family="paragraph">
      <style:text-properties fo:language="es" fo:country="GT"/>
    </style:style>
    <style:style style:name="P28" style:parent-style-name="Standard" style:list-style-name="LFO1" style:family="paragraph">
      <style:text-properties fo:language="es" fo:country="GT"/>
    </style:style>
    <style:style style:name="P29" style:parent-style-name="Standard" style:family="paragraph">
      <style:text-properties fo:language="es" fo:country="GT"/>
    </style:style>
    <style:style style:name="P30" style:parent-style-name="Standard" style:family="paragraph">
      <style:text-properties fo:language="es" fo:country="GT"/>
    </style:style>
    <style:style style:name="P31" style:parent-style-name="Standard" style:list-style-name="LFO2" style:family="paragraph">
      <style:text-properties fo:language="es" fo:country="GT"/>
    </style:style>
    <style:style style:name="P32" style:parent-style-name="Standard" style:list-style-name="LFO2" style:family="paragraph">
      <style:text-properties fo:language="es" fo:country="GT"/>
    </style:style>
    <style:style style:name="P33" style:parent-style-name="Standard" style:family="paragraph">
      <style:text-properties fo:language="es" fo:country="GT"/>
    </style:style>
    <style:style style:name="T34" style:parent-style-name="Fuentedepárrafopredeter." style:family="text">
      <style:text-properties fo:language="es" fo:country="GT"/>
    </style:style>
    <style:style style:name="T35" style:parent-style-name="Fuentedepárrafopredeter." style:family="text">
      <style:text-properties fo:language="es" fo:country="GT"/>
    </style:style>
    <style:style style:name="T36" style:parent-style-name="Fuentedepárrafopredeter." style:family="text">
      <style:text-properties fo:language="es" fo:country="GT"/>
    </style:style>
    <style:style style:name="T37" style:parent-style-name="Fuentedepárrafopredeter." style:family="text">
      <style:text-properties fo:font-style="italic" style:font-style-asian="italic" fo:language="es" fo:country="GT"/>
    </style:style>
    <style:style style:name="T38" style:parent-style-name="Fuentedepárrafopredeter." style:family="text">
      <style:text-properties fo:language="es" fo:country="GT"/>
    </style:style>
    <style:style style:name="P39" style:parent-style-name="Standard" style:family="paragraph">
      <style:text-properties fo:language="es" fo:country="GT"/>
    </style:style>
    <style:style style:name="T40" style:parent-style-name="Fuentedepárrafopredeter." style:family="text">
      <style:text-properties fo:language="es" fo:country="GT"/>
    </style:style>
    <style:style style:name="T41" style:parent-style-name="Fuentedepárrafopredeter." style:family="text">
      <style:text-properties fo:language="es" fo:country="GT"/>
    </style:style>
    <style:style style:name="T42" style:parent-style-name="Fuentedepárrafopredeter." style:family="text">
      <style:text-properties fo:language="es" fo:country="GT"/>
    </style:style>
    <style:style style:name="T43" style:parent-style-name="Fuentedepárrafopredeter." style:family="text">
      <style:text-properties fo:language="es" fo:country="GT"/>
    </style:style>
    <style:style style:name="T44" style:parent-style-name="Fuentedepárrafopredeter." style:family="text">
      <style:text-properties fo:font-style="italic" style:font-style-asian="italic" fo:language="es" fo:country="GT"/>
    </style:style>
    <style:style style:name="T45" style:parent-style-name="Fuentedepárrafopredeter." style:family="text">
      <style:text-properties fo:language="es" fo:country="GT"/>
    </style:style>
    <style:style style:name="P46" style:parent-style-name="Standard" style:family="paragraph">
      <style:text-properties fo:language="es" fo:country="GT"/>
    </style:style>
    <style:style style:name="P47" style:parent-style-name="Standard" style:family="paragraph">
      <style:text-properties fo:language="es" fo:country="GT"/>
    </style:style>
    <style:style style:name="P48" style:parent-style-name="Standard" style:family="paragraph">
      <style:text-properties fo:language="es" fo:country="GT"/>
    </style:style>
    <style:style style:name="P49" style:parent-style-name="Standard" style:family="paragraph">
      <style:text-properties fo:language="es" fo:country="GT"/>
    </style:style>
    <style:style style:name="P50" style:parent-style-name="Standard" style:family="paragraph">
      <style:text-properties fo:language="es" fo:country="GT"/>
    </style:style>
    <style:style style:name="P51" style:parent-style-name="Standard" style:family="paragraph">
      <style:text-properties fo:language="es" fo:country="GT"/>
    </style:style>
    <style:style style:name="P52" style:parent-style-name="Standard" style:family="paragraph">
      <style:text-properties fo:language="es" fo:country="GT"/>
    </style:style>
    <style:style style:name="P53" style:parent-style-name="Standard" style:family="paragraph">
      <style:text-properties fo:language="es" fo:country="GT"/>
    </style:style>
    <style:style style:name="P54" style:parent-style-name="Standard" style:family="paragraph">
      <style:text-properties fo:language="es" fo:country="GT"/>
    </style:style>
    <style:style style:name="P55" style:parent-style-name="Standard" style:family="paragraph">
      <style:text-properties fo:language="es" fo:country="GT"/>
    </style:style>
    <style:style style:name="P56" style:parent-style-name="Standard" style:family="paragraph">
      <style:text-properties fo:language="es" fo:country="GT"/>
    </style:style>
    <style:style style:name="P57" style:parent-style-name="Standard" style:family="paragraph">
      <style:text-properties fo:language="es" fo:country="GT"/>
    </style:style>
    <style:style style:name="P58" style:parent-style-name="Standard" style:family="paragraph">
      <style:text-properties fo:language="es" fo:country="GT"/>
    </style:style>
    <style:style style:name="P59" style:parent-style-name="Standard" style:family="paragraph">
      <style:text-properties fo:language="es" fo:country="GT"/>
    </style:style>
    <style:style style:name="P60" style:parent-style-name="Standard" style:family="paragraph">
      <style:text-properties fo:language="es" fo:country="GT"/>
    </style:style>
    <style:style style:name="P61" style:parent-style-name="Standard" style:family="paragraph">
      <style:text-properties fo:language="es" fo:country="GT"/>
    </style:style>
    <style:style style:name="P62" style:parent-style-name="Standard" style:family="paragraph">
      <style:text-properties fo:language="es" fo:country="GT"/>
    </style:style>
    <style:style style:name="P63" style:parent-style-name="Standard" style:family="paragraph">
      <style:text-properties fo:language="es" fo:country="GT"/>
    </style:style>
    <style:style style:name="P64" style:parent-style-name="Standard" style:family="paragraph">
      <style:text-properties fo:language="es" fo:country="GT"/>
    </style:style>
    <style:style style:name="P65" style:parent-style-name="Standard" style:family="paragraph">
      <style:text-properties fo:language="es" fo:country="GT"/>
    </style:style>
    <style:style style:name="P66" style:parent-style-name="Standard" style:family="paragraph">
      <style:text-properties fo:language="es" fo:country="GT"/>
    </style:style>
    <style:style style:name="P67" style:parent-style-name="Standard" style:family="paragraph">
      <style:text-properties fo:font-weight="bold" style:font-weight-asian="bold" style:font-weight-complex="bold" fo:language="es" fo:country="GT"/>
    </style:style>
    <style:style style:name="T68" style:parent-style-name="Fuentedepárrafopredeter." style:family="text">
      <style:text-properties fo:language="es" fo:country="GT"/>
    </style:style>
    <style:style style:name="T69" style:parent-style-name="Fuentedepárrafopredeter." style:family="text">
      <style:text-properties fo:language="es" fo:country="GT"/>
    </style:style>
    <style:style style:name="T70" style:parent-style-name="Fuentedepárrafopredeter." style:family="text">
      <style:text-properties fo:font-style="italic" style:font-style-asian="italic" fo:language="es" fo:country="GT"/>
    </style:style>
    <style:style style:name="T71" style:parent-style-name="Fuentedepárrafopredeter." style:family="text">
      <style:text-properties fo:language="es" fo:country="GT"/>
    </style:style>
    <style:style style:name="T72" style:parent-style-name="Fuentedepárrafopredeter." style:family="text">
      <style:text-properties fo:language="es" fo:country="GT"/>
    </style:style>
    <style:style style:name="T73" style:parent-style-name="Fuentedepárrafopredeter." style:family="text">
      <style:text-properties fo:language="es" fo:country="GT"/>
    </style:style>
    <style:style style:name="T74" style:parent-style-name="Fuentedepárrafopredeter." style:family="text">
      <style:text-properties fo:language="es" fo:country="GT"/>
    </style:style>
    <style:style style:name="T75" style:parent-style-name="Fuentedepárrafopredeter." style:family="text">
      <style:text-properties fo:language="es" fo:country="GT"/>
    </style:style>
    <style:style style:name="T76" style:parent-style-name="Fuentedepárrafopredeter." style:family="text">
      <style:text-properties fo:language="es" fo:country="GT"/>
    </style:style>
    <style:style style:name="T77" style:parent-style-name="Fuentedepárrafopredeter." style:family="text">
      <style:text-properties fo:language="es" fo:country="GT"/>
    </style:style>
    <style:style style:name="T78" style:parent-style-name="Fuentedepárrafopredeter." style:family="text">
      <style:text-properties fo:language="es" fo:country="GT"/>
    </style:style>
    <style:style style:name="T79" style:parent-style-name="Fuentedepárrafopredeter." style:family="text">
      <style:text-properties fo:language="es" fo:country="GT"/>
    </style:style>
    <style:style style:name="P80" style:parent-style-name="Standard" style:family="paragraph">
      <style:text-properties fo:language="es" fo:country="GT"/>
    </style:style>
    <style:style style:name="P81" style:parent-style-name="Standard" style:family="paragraph">
      <style:text-properties fo:language="es" fo:country="GT"/>
    </style:style>
    <style:style style:name="P82" style:parent-style-name="Standard" style:family="paragraph">
      <style:text-properties fo:language="es" fo:country="GT"/>
    </style:style>
    <style:style style:name="P83" style:parent-style-name="Standard" style:family="paragraph">
      <style:text-properties fo:language="es" fo:country="GT"/>
    </style:style>
    <style:style style:name="P84" style:parent-style-name="Standard" style:family="paragraph">
      <style:text-properties fo:language="es" fo:country="GT"/>
    </style:style>
    <style:style style:name="T85" style:parent-style-name="Fuentedepárrafopredeter." style:family="text">
      <style:text-properties fo:language="es" fo:country="GT"/>
    </style:style>
    <style:style style:name="T86" style:parent-style-name="Fuentedepárrafopredeter." style:family="text">
      <style:text-properties fo:language="es" fo:country="GT"/>
    </style:style>
    <style:style style:name="T87" style:parent-style-name="Fuentedepárrafopredeter." style:family="text">
      <style:text-properties fo:language="es" fo:country="GT"/>
    </style:style>
    <style:style style:name="T88" style:parent-style-name="Fuentedepárrafopredeter." style:family="text">
      <style:text-properties fo:font-style="italic" style:font-style-asian="italic" fo:language="es" fo:country="GT"/>
    </style:style>
    <style:style style:name="T89" style:parent-style-name="Fuentedepárrafopredeter." style:family="text">
      <style:text-properties fo:language="es" fo:country="GT"/>
    </style:style>
    <style:style style:name="P90" style:parent-style-name="Standard" style:family="paragraph">
      <style:text-properties fo:language="es" fo:country="GT"/>
    </style:style>
    <style:style style:name="T91" style:parent-style-name="Fuentedepárrafopredeter." style:family="text">
      <style:text-properties fo:language="es" fo:country="GT"/>
    </style:style>
    <style:style style:name="T92" style:parent-style-name="Fuentedepárrafopredeter." style:family="text">
      <style:text-properties fo:language="es" fo:country="GT"/>
    </style:style>
    <style:style style:name="T93" style:parent-style-name="Fuentedepárrafopredeter." style:family="text">
      <style:text-properties fo:language="es" fo:country="GT"/>
    </style:style>
    <style:style style:name="T94" style:parent-style-name="Fuentedepárrafopredeter." style:family="text">
      <style:text-properties fo:language="es" fo:country="GT"/>
    </style:style>
    <style:style style:name="T95" style:parent-style-name="Fuentedepárrafopredeter." style:family="text">
      <style:text-properties fo:language="es" fo:country="GT"/>
    </style:style>
    <style:style style:name="T96" style:parent-style-name="Fuentedepárrafopredeter." style:family="text">
      <style:text-properties fo:language="es" fo:country="GT"/>
    </style:style>
    <style:style style:name="T97" style:parent-style-name="Fuentedepárrafopredeter." style:family="text">
      <style:text-properties fo:language="es" fo:country="GT"/>
    </style:style>
    <style:style style:name="T98" style:parent-style-name="Fuentedepárrafopredeter." style:family="text">
      <style:text-properties fo:font-style="italic" style:font-style-asian="italic" fo:language="es" fo:country="GT"/>
    </style:style>
    <style:style style:name="T99" style:parent-style-name="Fuentedepárrafopredeter." style:family="text">
      <style:text-properties fo:font-style="italic" style:font-style-asian="italic" fo:language="es" fo:country="GT"/>
    </style:style>
    <style:style style:name="T100" style:parent-style-name="Fuentedepárrafopredeter." style:family="text">
      <style:text-properties fo:language="es" fo:country="GT"/>
    </style:style>
    <style:style style:name="T101" style:parent-style-name="Fuentedepárrafopredeter." style:family="text">
      <style:text-properties fo:language="es" fo:country="GT"/>
    </style:style>
    <style:style style:name="P102" style:parent-style-name="Standard" style:family="paragraph">
      <style:text-properties fo:language="es" fo:country="GT"/>
    </style:style>
    <style:style style:name="P103" style:parent-style-name="Standard" style:family="paragraph">
      <style:text-properties fo:language="es" fo:country="GT"/>
    </style:style>
    <style:style style:name="P104" style:parent-style-name="Standard" style:family="paragraph">
      <style:text-properties fo:language="es" fo:country="GT"/>
    </style:style>
    <style:style style:name="P105" style:parent-style-name="Standard" style:family="paragraph">
      <style:text-properties fo:language="es" fo:country="GT"/>
    </style:style>
    <style:style style:name="P106" style:parent-style-name="Standard" style:family="paragraph">
      <style:text-properties fo:language="es" fo:country="GT"/>
    </style:style>
    <style:style style:name="P107" style:parent-style-name="Standard" style:family="paragraph">
      <style:text-properties fo:language="es" fo:country="GT"/>
    </style:style>
    <style:style style:name="P108" style:parent-style-name="Standard" style:family="paragraph">
      <style:text-properties fo:language="es" fo:country="GT"/>
    </style:style>
    <style:style style:name="P109" style:parent-style-name="Standard" style:family="paragraph">
      <style:text-properties fo:language="es" fo:country="GT"/>
    </style:style>
    <style:style style:name="P110" style:parent-style-name="Standard" style:family="paragraph">
      <style:text-properties fo:language="es" fo:country="GT"/>
    </style:style>
    <style:style style:name="P111" style:parent-style-name="Standard" style:family="paragraph">
      <style:text-properties fo:language="es" fo:country="GT"/>
    </style:style>
    <style:style style:name="P112" style:parent-style-name="Standard" style:family="paragraph">
      <style:text-properties fo:language="es" fo:country="GT"/>
    </style:style>
    <style:style style:name="P113" style:parent-style-name="Standard" style:family="paragraph">
      <style:text-properties fo:language="es" fo:country="GT"/>
    </style:style>
    <style:style style:name="P114" style:parent-style-name="Standard" style:family="paragraph">
      <style:text-properties fo:language="es" fo:country="GT"/>
    </style:style>
    <style:style style:name="P115" style:parent-style-name="Standard" style:family="paragraph">
      <style:text-properties fo:language="es" fo:country="GT"/>
    </style:style>
    <style:style style:name="S1" style:family="section">
      <style:section-properties fo:margin-left="0in" fo:margin-right="0in" style:writing-mode="lr-tb"/>
    </style:style>
    <style:style style:name="T116" style:parent-style-name="Fuentedepárrafopredeter." style:family="text">
      <style:text-properties fo:font-style="italic" style:font-style-asian="italic"/>
    </style:style>
    <style:style style:name="T117" style:parent-style-name="Fuentedepárrafopredeter." style:family="text">
      <style:text-properties fo:font-style="italic" style:font-style-asian="italic"/>
    </style:style>
    <style:style style:name="T118" style:parent-style-name="Fuentedepárrafopredeter." style:family="text">
      <style:text-properties fo:language="es" fo:country="GT"/>
    </style:style>
    <style:style style:name="T119" style:parent-style-name="Fuentedepárrafopredeter." style:family="text">
      <style:text-properties fo:font-style="italic" style:font-style-asian="italic"/>
    </style:style>
    <style:style style:name="T120" style:parent-style-name="Fuentedepárrafopredeter." style:family="text">
      <style:text-properties fo:font-style="italic" style:font-style-asian="italic"/>
    </style:style>
    <style:style style:name="T121" style:parent-style-name="Fuentedepárrafopredeter." style:family="text">
      <style:text-properties fo:font-style="italic" style:font-style-asian="italic"/>
    </style:style>
    <style:style style:name="T122" style:parent-style-name="Fuentedepárrafopredeter." style:family="text">
      <style:text-properties fo:font-style="italic" style:font-style-asian="italic"/>
    </style:style>
    <style:style style:name="T123" style:parent-style-name="Fuentedepárrafopredeter." style:family="text">
      <style:text-properties fo:font-style="italic" style:font-style-asian="italic"/>
    </style:style>
    <style:style style:name="T124" style:parent-style-name="Fuentedepárrafopredeter." style:family="text">
      <style:text-properties fo:font-style="italic" style:font-style-asian="italic"/>
    </style:style>
    <style:style style:name="T125" style:parent-style-name="Fuentedepárrafopredeter." style:family="text">
      <style:text-properties fo:font-style="italic" style:font-style-asian="italic"/>
    </style:style>
    <style:style style:name="T126" style:parent-style-name="Fuentedepárrafopredeter." style:family="text">
      <style:text-properties fo:font-style="italic" style:font-style-asian="italic"/>
    </style:style>
    <style:style style:name="T127" style:parent-style-name="Fuentedepárrafopredeter." style:family="text">
      <style:text-properties fo:font-style="italic" style:font-style-asian="italic"/>
    </style:style>
    <style:style style:name="T128" style:parent-style-name="Fuentedepárrafopredeter." style:family="text">
      <style:text-properties fo:font-style="italic" style:font-style-asian="italic"/>
    </style:style>
    <style:style style:name="T129" style:parent-style-name="Fuentedepárrafopredeter." style:family="text">
      <style:text-properties fo:font-style="italic" style:font-style-asian="italic"/>
    </style:style>
    <style:style style:name="T130" style:parent-style-name="Fuentedepárrafopredeter." style:family="text">
      <style:text-properties fo:font-style="italic" style:font-style-asian="italic"/>
    </style:style>
    <style:style style:name="T131" style:parent-style-name="Fuentedepárrafopredeter." style:family="text">
      <style:text-properties fo:language="es" fo:country="GT"/>
    </style:style>
    <style:style style:name="T132" style:parent-style-name="Fuentedepárrafopredeter." style:family="text">
      <style:text-properties fo:language="es" fo:country="GT"/>
    </style:style>
    <style:style style:name="T133" style:parent-style-name="Fuentedepárrafopredeter." style:family="text">
      <style:text-properties fo:font-style="italic" style:font-style-asian="italic"/>
    </style:style>
    <style:style style:name="T134" style:parent-style-name="Fuentedepárrafopredeter." style:family="text">
      <style:text-properties fo:font-style="italic" style:font-style-asian="italic" fo:language="es" fo:country="GT"/>
    </style:style>
    <style:style style:name="T135" style:parent-style-name="Fuentedepárrafopredeter." style:family="text">
      <style:text-properties fo:language="es" fo:country="GT"/>
    </style:style>
    <style:style style:name="T136" style:parent-style-name="Fuentedepárrafopredeter." style:family="text">
      <style:text-properties fo:font-style="italic" style:font-style-asian="italic"/>
    </style:style>
    <style:style style:name="T137" style:parent-style-name="Fuentedepárrafopredeter." style:family="text">
      <style:text-properties fo:font-style="italic" style:font-style-asian="italic"/>
    </style:style>
    <style:style style:name="T138" style:parent-style-name="Fuentedepárrafopredeter." style:family="text">
      <style:text-properties fo:font-style="italic" style:font-style-asian="italic"/>
    </style:style>
    <style:style style:name="T139" style:parent-style-name="Fuentedepárrafopredeter." style:family="text">
      <style:text-properties fo:font-style="italic" style:font-style-asian="italic"/>
    </style:style>
    <style:style style:name="T140" style:parent-style-name="Fuentedepárrafopredeter." style:family="text">
      <style:text-properties fo:font-style="italic" style:font-style-asian="italic"/>
    </style:style>
    <style:style style:name="T141" style:parent-style-name="Fuentedepárrafopredeter." style:family="text">
      <style:text-properties fo:font-style="italic" style:font-style-asian="italic"/>
    </style:style>
    <style:style style:name="T142" style:parent-style-name="Fuentedepárrafopredeter." style:family="text">
      <style:text-properties fo:font-style="italic" style:font-style-asian="italic"/>
    </style:style>
    <style:style style:name="T143" style:parent-style-name="Fuentedepárrafopredeter." style:family="text">
      <style:text-properties fo:font-style="italic" style:font-style-asian="italic"/>
    </style:style>
    <style:style style:name="T144" style:parent-style-name="Fuentedepárrafopredeter." style:family="text">
      <style:text-properties fo:font-style="italic" style:font-style-asian="italic"/>
    </style:style>
    <style:style style:name="T145" style:parent-style-name="Fuentedepárrafopredeter." style:family="text">
      <style:text-properties fo:font-style="italic" style:font-style-asian="italic"/>
    </style:style>
    <style:style style:name="T146" style:parent-style-name="Fuentedepárrafopredeter." style:family="text">
      <style:text-properties fo:font-style="italic" style:font-style-asian="italic"/>
    </style:style>
    <style:style style:name="T147" style:parent-style-name="Fuentedepárrafopredeter." style:family="text">
      <style:text-properties fo:font-style="italic" style:font-style-asian="italic"/>
    </style:style>
    <style:style style:name="T148" style:parent-style-name="Fuentedepárrafopredeter." style:family="text">
      <style:text-properties fo:font-style="italic" style:font-style-asian="italic"/>
    </style:style>
    <style:style style:name="T149" style:parent-style-name="Fuentedepárrafopredeter." style:family="text">
      <style:text-properties fo:language="es" fo:country="GT"/>
    </style:style>
    <style:style style:name="T150" style:parent-style-name="Fuentedepárrafopredeter." style:family="text">
      <style:text-properties fo:font-style="italic" style:font-style-asian="italic"/>
    </style:style>
    <style:style style:name="T151" style:parent-style-name="Fuentedepárrafopredeter." style:family="text">
      <style:text-properties fo:font-style="italic" style:font-style-asian="italic"/>
    </style:style>
    <style:style style:name="S2" style:family="section">
      <style:section-properties fo:margin-left="0in" fo:margin-right="0in" style:writing-mode="lr-tb"/>
    </style:style>
  </office:automatic-styles>
  <office:body>
    <office:text text:use-soft-page-breaks="true">
      <text:p text:style-name="P1"><text:bookmark-start text:name="docs-internal-guid-fd9a0076-7fff-3895-01"/><text:bookmark-end text:name="docs-internal-guid-fd9a0076-7fff-3895-01"/>Investigación sobre autoconfianza, autoestima.</text:p>
      <text:p text:style-name="P2"/>
      <text:p text:style-name="P3"/>
      <text:p text:style-name="Standard"><text:span text:style-name="T4">Según el diccionario Merrian Webster la definición de auto confianza (self-confidence) es la confianza que tiene una persona en sí misma y en sus poderes y habilidades. Se podría<text:s/></text:span><text:span text:style-name="T5">decir que es la forma en la que una persona se ve<text:s/></text:span><text:span text:style-name="T6">a sí</text:span><text:span text:style-name="T7"><text:s/>misma y lo que cree que es capaz de hacer. Esta forma de mejorar y mantener esa visión es uno de los impulsos fundamentales de los humanos, y a lo largo de la historia<text:s/></text:span><text:span text:style-name="T8">se ha</text:span><text:span text:style-name="T9"><text:s/>enfatizado el rol que tiene</text:span><text:span text:style-name="T10"><text:s/>sobre la motivación, afecto e interacciones sociales</text:span><text:span text:style-name="T11"><text:s text:c="2"/>(Benabou &amp; Tirole, 2002) Además, también se ve relacionada con otras áreas tales como el desempeño en pruebas <text:s/>y <text:s/>la seguridad que las personas tienen sobre estas respuestas (Kleitman &amp; Stankov, 2007).</text:span></text:p>
      <text:p text:style-name="P12"/>
      <text:p text:style-name="P13">Autoestima (self-steem) es definido, también por Merrian Webster como la confianza y satisfacción en uno mismo. En este caso, ambas definiciones toman en cuenta la confianza en sí mismo, sin<text:s/>embargo,<text:s/>estas dos definiciones pueden no siempre tratar de lo<text:s/>mismo. La autoconfianza hace énfasis en la confianza en las habilidades de uno, en cambio la autoestima hace referencia en el aprecio emocional<text:s/>que,<text:s/>sobre uno mismo, el valor que una persona cree tener (Burton, 2019). Y así como la autoconfianza afecta distintos aspectos de la vida de una persona, la autoestima también los afecta,<text:s/>como,<text:s/>por ejemplo, el tener una baja autoestima, junto con eventos estresantes tienen influencia en el desarrollo del afecto depresivo<text:s/>(Orth et al., 2009). <text:s/></text:p>
      <text:p text:style-name="P14"/>
      <text:p text:style-name="P15">Los estudiantes universitarios son una de las poblaciones que se ven afectadas por la<text:s/>baja autoestima y autoconfianza. De hecho, los estudiantes tienden a basar su valor en lograr las expectativas de otros, y para lograr ese objetivo llegan a caer en el consumo de bebidas<text:s/>alcohólicas, un mecanismo de supervivencia<text:s/>(Neighbors et al., 2004). Esto es debido a que los estudiantes se encuentran en una tendencia llamada “orientación controlada”, esto se refiere a la percepción de ser presionado por el ambiente, de no tener verdaderas elecciones en los comportamientos de uno. De hecho, esta orientación controlada se ha relacionado con la percepción de mayor presión, de defensa del ego en interacciones sociales, mayor autoconciencia y auto monitoreo; también se ha relacionado con estrés crónico, hostilidad, agresión, un<text:s/>pobre manejo de situaciones<text:s/>(Neighbors et al., 2004). <text:s text:c="2"/></text:p>
      <text:p text:style-name="P16"/>
      <text:p text:style-name="P17">Como se mencionó antes, la<text:s/>baja autoconfianza y autoestima<text:s/>pueden llegar a causar varios problemas a las personas, por lo que poder prevenirlas y disminuir su impacto. Una de las causas de la baja autoestima es pobre salud mental y que una forma de mitigar este impacto de la baja autoestima es la autocompasión. La autocompasión es aceptar las dudas de uno mismo, las evaluaciones negativas y la baja salud mental, por lo que fomentar la<text:s/>autocompasión reduce la baja autoestima en situaciones<text:s/>de duda<text:s/>sobre sí mismo<text:s/>(Marshall et al., 2015).</text:p>
      <text:p text:style-name="P18"/>
      <text:p text:style-name="P19">Estrategias para mejorar la seguridad en uno mismo, aplicadas por atletas son: estrategias de manejo cognitivo de la confianza, que incluyen ensayos mentales, detener los pensamientos y diálogo interno positivo (Hanton et al., 2004).</text:p>
      <text:p text:style-name="P20"/>
      <text:p text:style-name="P21"/>
      <text:p text:style-name="P22"/>
      <text:p text:style-name="P23">Extra: Thought Stopping consiste en parar los malos pensamientos:</text:p>
      <text:list text:style-name="LFO1" text:continue-numbering="true">
        <text:list-item>
          <text:p text:style-name="P24">Listar los pensamientos más estresantes en orden de más<text:s/>estresante al menor.</text:p>
        </text:list-item>
        <text:list-item>
          <text:p text:style-name="P25"><text:span text:style-name="T26">Imaginar el pensamiento, preferiblemente en un espacio privado para poder gritar ¡Alto!<text:s/></text:span></text:p>
        </text:list-item>
        <text:list-item>
          <text:p text:style-name="P27">Parar el pensamiento. El objetivo es, al gritar ¡Alto! Crear un sobresalto de forma que el pensamiento se interrumpe. También puede funcionar dar un aplauso o palmada, saltar o<text:s/>pararse,<text:s/>todo esto se vuelven señales para vaciar la mente y vaciarla.</text:p>
        </text:list-item>
        <text:list-item>
          <text:p text:style-name="P28">Esto se repite hasta que el pensamiento que se desea parar se vaya por completo cuando se desee. Se repite el<text:s/>ejercicio,<text:s/>pero ya no se grita, se utiliza la voz normal, luego susurros y por último solo se imagina.</text:p>
        </text:list-item>
      </text:list>
      <text:p text:style-name="P29"/>
      <text:p text:style-name="P30">Otras formas de detener pensamientos son:</text:p>
      <text:list text:style-name="LFO2" text:continue-numbering="true">
        <text:list-item>
          <text:p text:style-name="P31">Cerrar los ojos, tomar un buen respiro, imaginar una señal de alto muy grande y brillante. También imaginar carros parados, que esperan su<text:s/>turno para avanzar, y que cuando le toque a uno, tomar otro respiro y avanzar.</text:p>
        </text:list-item>
        <text:list-item>
          <text:p text:style-name="P32">Hacerse consciente que uno tiene los pensamientos no deseados diciéndose a sí mismo el pensamiento, por ejemplo: “Estoy teniendo el pensamiento que voy a perder el examen”. De<text:s/>esta<text:s/>forma uno realiza que son pensamientos y que no está pasando en la vida real.</text:p>
        </text:list-item>
      </text:list>
      <text:p text:style-name="P33"/>
      <text:p text:style-name="Standard"><text:span text:style-name="T34">Al terminar estos pensamientos, algo que funciona es agregar pensamientos agradables o imaginar imágenes que tranquilizan. De esta forma eso no está relacionado con el pe</text:span><text:span text:style-name="T35">nsamiento original<text:s/></text:span><text:span text:style-name="T36">(</text:span><text:span text:style-name="T37">Stop Negative Thoughts: Getting Started | Michigan Medicine</text:span><text:span text:style-name="T38">, s/f).</text:span></text:p>
      <text:p text:style-name="P39"/>
      <text:p text:style-name="Standard"><text:span text:style-name="T40">Los ensayos mentales consisten en imaginar las tareas que se tienen que realizar, ya sea una entrevista de trabajo, presentaciones, actuaciones, etc. Claro que solo im</text:span><text:span text:style-name="T41">aginar la tarea no es suficiente, la combinación de la práctica mental y la práctica real llega a mejorar el desempeño en diversos contextos tales como<text:s/></text:span><text:span text:style-name="T42">comunicación</text:span><text:span text:style-name="T43"><text:s/>y educación (</text:span><text:span text:style-name="T44">Mental Rehearsal</text:span><text:span text:style-name="T45">, s/f).</text:span></text:p>
      <text:p text:style-name="P46"/>
      <text:p text:style-name="P47">El ejercicio es otro factor que puede contribuir a la<text:s/>mejora de la autoestima. El<text:s/>ejercicio<text:s/>muestra efectos al corto plazo, además de contar con otros efectos positivos en la salud física<text:s/>(Ekeland et al., 2004)</text:p>
      <text:p text:style-name="P48"/>
      <text:p text:style-name="P49">Algunas formas de mejorar la baja autoestima son:</text:p>
      <text:p text:style-name="P50">- Desarrollar conciencia: Esto se<text:s/>refiere a reconocer cómo se responde y reacciona a los miedos.</text:p>
      <text:p text:style-name="P51">- Escribir en un diario: Escribir lo que se siente, para así separar ideas negativas de uno mismo, además de tomar conciencia de esos sentimientos.</text:p>
      <text:p text:style-name="P52">- No ser prejuicioso: aceptarse a uno mismo,<text:s/>experiencias, fallas y éxitos, todo ya sea bueno o malo y tomarlo sin orgullo ni vergüenza.</text:p>
      <text:p text:style-name="P53">- Estar conectado con uno mismo: Parar el pensamiento automático,</text:p>
      <text:p text:style-name="P54">- Practicar meditación consciente: dejar pasar los pensamientos rápidos y aceptar que esos pensamientos y sentimientos son pasajeros y no parte de uno mismo. Tomar tiempo para practicar la respiración.</text:p>
      <text:p text:style-name="P55">- Desarrollar una mente de principiante: Se refiere a ver y experimentar las cosas como si fuera la primera vez, con mente abierta y expectativa. Así se<text:s/>puede ver las cosas en una nueva luz y no responder con los mismos patrones de comportamiento.</text:p>
      <text:p text:style-name="P56">- Dejar ir: Dejar de pensar en lo que uno tendría que ser y así confiar más en uno mismo y lo que es correcto para uno.</text:p>
      <text:p text:style-name="P57">- Mostrar compasión con uno mismo: Uno merece amor tal como cualquier otra persona y de esta forma mostrar amor, seguridad y aceptación a uno mismo de la forma que se merece.</text:p>
      <text:p text:style-name="P58">(Suzy.greaves, 2020)</text:p>
      <text:p text:style-name="P59"/>
      <text:p text:style-name="P60"/>
      <text:p text:style-name="P61">Tests para determinar la autoestima y autoconfianza.</text:p>
      <text:p text:style-name="P62"/>
      <text:p text:style-name="P63">Escala de autoestima de Rosenberg<text:s/>(RSES). Hecha por Morris Rosenbers y que se utiliza ampliamente en investigaciones de ciencias sociales. Utiliza una escala de 0-30 en la cual, una puntuación de menos de 15 indica una baja autoestima problemática. Esta misma prueba fue usada en 53 naciones, en 28 lenguajes diferentes con 16,998 participantes en el año 2005 (Schmitt &amp; Allik, 2005).</text:p>
      <text:p text:style-name="P64"/>
      <text:p text:style-name="P65"/>
      <text:p text:style-name="P66"/>
      <text:p text:style-name="P67">Inteligencia Emocional</text:p>
      <text:p text:style-name="Standard"><text:span text:style-name="T68">Se define como la habilidad para monitorear los sentimientos de uno y otros, discriminar entre ellos y usar estos sentimientos para gu</text:span><text:span text:style-name="T69">iar las acciones y pensamientos de uno (</text:span><text:span text:style-name="T70">Emotional development and emotional intelligence</text:span><text:span text:style-name="T71">, 1997)</text:span><text:span text:style-name="T72">. <text:s/>Se ha establecido que la<text:s/></text:span><text:span text:style-name="T73">inteligencia</text:span><text:span text:style-name="T74"><text:s/>emocional tiene relación con varias áreas interpersonales; personas con mayor inteligencia emocional también tienen mayo</text:span><text:span text:style-name="T75">r perspectiva empática y monitoreo propio en situaciones sociales, también presentan mejores habilidades sociales, son más cooperativos con compañeros, presentan mejores resultados en relaciones cercanas y afectivas, <text:s/>mejores<text:s/></text:span><text:span text:style-name="T76">relaciones</text:span><text:span text:style-name="T77"><text:s/>maritales, y presen</text:span><text:span text:style-name="T78">tan mayor satisfacción con sus parejas<text:s/></text:span><text:span text:style-name="T79">(Schutte et al., 2001).</text:span></text:p>
      <text:p text:style-name="P80"/>
      <text:p text:style-name="P81">La prueba que se realiza para determinar el estado de inteligencia emocional de una persona es<text:s/>llamado “Mayer-Salovey-Caruso Emotional Intelligence Test” El cual se encarga de cuatro ramas de la inteligencia emocional:</text:p>
      <text:p text:style-name="P82">- Percibir emociones Tanto en uno como en otros, en objetos, arte, música y otros estímulos.</text:p>
      <text:p text:style-name="P83">- Pensamiento facilitador: Generar, usar y sentir emoción necesaria para comunicar mejor los sentimientos o usarlo en otro procesos<text:s/>cognitivos.</text:p>
      <text:p text:style-name="P84">- Entendiendo Emociones: Habilidad de entender información emocional, entender como las emociones con otros procesos se combinan y progresan en relaciones de transición y se aprecian significados emocionales.</text:p>
      <text:p text:style-name="Standard"><text:span text:style-name="T85">- Manejar emociones: Habilidad de e</text:span><text:span text:style-name="T86">star abierto a sentimientos, modularlos en uno mismo y otros para promover el entendimiento y crecimiento<text:s/></text:span><text:span text:style-name="T87">(</text:span><text:span text:style-name="T88">Mayer-Salovey-Caruso Emotional Intelligence Test (MSCEIT)</text:span><text:span text:style-name="T89">, s/f)</text:span></text:p>
      <text:p text:style-name="P90"/>
      <text:p text:style-name="Standard">Profile of Emotional Competence (PEC)</text:p>
      <text:p text:style-name="Standard"><text:span text:style-name="T91">Hecho por Brasseur y Mikolajczak, provee difer</text:span><text:span text:style-name="T92">entes medidas de inteligencia emocional <text:s/></text:span><text:span text:style-name="T93">intrapersonal</text:span><text:span text:style-name="T94"><text:s/>e<text:s/></text:span><text:span text:style-name="T95">interpersonal</text:span><text:span text:style-name="T96">, y mira 5 competencias emocionales clave: identificación, entendimiento, expresión, regulación y uso de emociones, tanto en uno como en otros<text:s/></text:span><text:span text:style-name="T97">(</text:span><text:span text:style-name="T98">17 Emotional Intelligence Tests and Asse</text:span><text:span text:style-name="T99">ssments (+Free Quizzes)</text:span><text:span text:style-name="T100">, s/f)</text:span><text:span text:style-name="T101">.</text:span></text:p>
      <text:p text:style-name="P102"/>
      <text:p text:style-name="P103">Según la página helpguide.org la inteligencia emocional se comúnmente definida por 4 atributos:</text:p>
      <text:p text:style-name="P104">- Automanejo: Controlar los impulsos y<text:s/>comportamientos, manejar emociones en formas sanas, tomar iniciativa, seguir con compromisos y adaptarse a las circunstancias.</text:p>
      <text:p text:style-name="P105">- Autoconsciencia: Reconocer las propias emociones, cómo afectan los pensamientos y comportamientos. Saber las fortalezas y debilidades y tener autoconfianza.</text:p>
      <text:p text:style-name="P106">- Consciencia Social: Tener empatía. Entender emociones,<text:s/>necesidades, preocupaciones, tomar pistas emocionales, sentirse cómodo socialmente, reconocer las dinámicas en un grupo u organización.</text:p>
      <text:p text:style-name="P107">- Manejo de Relaciones: Como desarrollar y mantener buenas<text:s/>relaciones, comunicarse claramente, inspirar e influenciar a<text:s/>otros, trabajar bien con otros y manejar el conflicto. (Melinda, 2018)</text:p>
      <text:p text:style-name="P108"/>
      <text:p text:style-name="P109">Para mejorar la inteligencia emocional se debe:</text:p>
      <text:p text:style-name="P110"/>
      <text:p text:style-name="P111">Reconocer emociones y nombrarlas</text:p>
      <text:p text:style-name="P112">Preguntar<text:s/>por<text:s/>retroalimentación</text:p>
      <text:p text:style-name="P113">Leer literatura</text:p>
      <text:p text:style-name="P114"/>
      <text:p text:style-name="P115"/>
      <text:p text:style-name="Standard"><text:bookmark-start text:name="ZOTERO_ITEM_CSL_CITATION_{&quot;citationID&quot;:&quot;"/>(“What is psychological wellbeing?”, 2018)<text:bookmark-end text:name="ZOTERO_ITEM_CSL_CITATION_{&quot;citationID&quot;:&quot;"/></text:p>
      <text:p text:style-name="Standard"/>
      <text:section text:name="Sect1" text:style-name="S1">
        <text:p text:style-name="Bibliography1"><text:span text:style-name="T116">17<text:s/></text:span><text:span text:style-name="T117">Emotional Intelligence Tests and Assessments (+Free Quizzes)</text:span>.<text:s/><text:span text:style-name="T118">(s/f). Recuperado el 18 de abril de 2020, de https://positivepsychology.com/emotional-intelligence-tests/</text:span></text:p>
        <text:p text:style-name="Bibliography1">Benabou, R., &amp; Tirole, J. (2002). Self-Confidence and Personal Motivation.<text:s/><text:span text:style-name="T119">The Quarterly</text:span><text:span text:style-name="T120"><text:s/>Journal of Economics</text:span>,<text:s/><text:span text:style-name="T121">117</text:span>(3), 871–915. https://doi.org/10.1162/003355302760193913</text:p>
        <text:p text:style-name="Bibliography1">Burton, N. (2019, octubre 19).<text:s/><text:span text:style-name="T122">Self-Confidence Versus Self-Esteem</text:span>. Psychology Today. https://www.psychologytoday.com/blog/hide-and-seek/201510/self-confidence-versus-self-esteem</text:p>
        <text:p text:style-name="Bibliography1">Ekeland, E., Heian, F., Hagen, K. B., Abbott, J. M., &amp; Nordheim, L. (2004). Exercise to improve self-esteem in children and young people.<text:s/><text:span text:style-name="T123">Cochrane Database of Systematic Reviews</text:span>. https://doi.org/10.1002/14651858.CD003683.pub2</text:p>
        <text:p text:style-name="Bibliography1">Hanton, S., Mellalieu, S.<text:s/>D., &amp; Hall, R. (2004). Self-confidence and anxiety interpretation: A qualitative investigation.<text:s/><text:span text:style-name="T124">Psychology of Sport and Exercise</text:span>,<text:s/><text:span text:style-name="T125">5</text:span>(4), 477–495. https://doi.org/10.1016/S1469-0292(03)00040-2</text:p>
        <text:p text:style-name="Bibliography1">Kleitman, S., &amp; Stankov, L. (2007). Self-confidence and metacognitive processes.<text:s/><text:span text:style-name="T126">Learning and Individual Differences</text:span>,<text:s/><text:span text:style-name="T127">17</text:span>(2), 161–173. https://doi.org/10.1016/j.lindif.2007.03.004</text:p>
        <text:p text:style-name="Bibliography1">Marshall, S. L., Parker, P. D., Ciarrochi, J., Sahdra, B., Jackson, C. J., &amp; Heaven, P. C. L. (2015). Self-compassion protects against the negative effects of low self-esteem: A longitudinal study in a large adolescent sample.<text:s/><text:span text:style-name="T128">Personality and Individual Differences</text:span>,<text:s/><text:span text:style-name="T129">74</text:span>, 116–121. https://doi.org/10.1016/j.paid.2014.09.013</text:p>
        <text:p text:style-name="Bibliography1"><text:span text:style-name="T130">Mayer-Salovey-Caruso Emotional Intelligence Test (MSCEIT)</text:span>.<text:s/><text:span text:style-name="T131">(s/f). Recupera</text:span><text:span text:style-name="T132">do el 18 de abril de 2020, de http://www.eiconsortium.org/measures/msceit.html</text:span></text:p>
        <text:p text:style-name="Bibliography1">Melinda. (2018, noviembre 2). Improving Emotional Intelligence (EQ)—HelpGuide.org.<text:s/><text:span text:style-name="T133">Https://Www.Helpguide.Org</text:span>. https://www.helpguide.org/articles/mental-health/emotional-intelligence-eq.htm</text:p>
        <text:p text:style-name="Bibliography1"><text:span text:style-name="T134">Mental Rehearsal</text:span><text:span text:style-name="T135">. (s/f). Recuperado el 5 de abril de 2020, de http://www.wright.edu/~scott.williams/LeaderLetter/rehearsal.htm</text:span></text:p>
        <text:p text:style-name="Bibliography1">Neighbors, C., Larimer, M. E., Markman Geisner, I., &amp; Knee, C. R. (2004). Feeling Controlled and Drinking Motives Among College Students: Contingent Self-Esteem as a Mediator.<text:s/><text:span text:style-name="T136">Self and Identity</text:span>,<text:s/><text:span text:style-name="T137">3</text:span>(3), 207–224. https://doi.org/10.1080/13576500444000029</text:p>
        <text:p text:style-name="Bibliography1">Orth, U., Robins, R. W., &amp; Meier, L. L. (2009). Disentangling the effects of low self-esteem and stressful events on depression: Findings from three longitudinal studies.<text:s/><text:span text:style-name="T138">Journal of Personality and Social Psychology</text:span>,<text:s/><text:span text:style-name="T139">97</text:span>(2), 307–321. https://doi.org/10.1037/a0015645</text:p>
        <text:p text:style-name="Bibliography1">Salovey, P., &amp; Sluyter, D. J. (1997).<text:s/><text:span text:style-name="T140">Emotional development and emotional intelligence: Educational implication</text:span><text:span text:style-name="T141">s</text:span><text:s/>(pp. xvi, 288). Basic Books.</text:p>
        <text:p text:style-name="Bibliography1">Schmitt, D. P., &amp; Allik, J. (2005). Simultaneous Administration of the Rosenberg Self-Esteem Scale in 53 Nations: Exploring the Universal and Culture-Specific Features of Global Self-Esteem.<text:s/><text:span text:style-name="T142">Journal of Personality and Social<text:s/></text:span><text:span text:style-name="T143">Psychology</text:span>,<text:s/><text:span text:style-name="T144">89</text:span>(4), 623–642. https://doi.org/10.1037/0022-3514.89.4.623</text:p>
        <text:p text:style-name="Bibliography1">Schutte, N. S., Malouff, J. M., Bobik, C., Coston, T. D., Greeson, C., Jedlicka, C., Rhodes, E., &amp; Wendorf, G. (2001). Emotional Intelligence and Interpersonal Relations.<text:s/><text:span text:style-name="T145">The Journal of</text:span><text:span text:style-name="T146"><text:s/>Social Psychology</text:span>,<text:s/><text:span text:style-name="T147">141</text:span>(4), 523–536. https://doi.org/10.1080/00224540109600569</text:p>
        <text:p text:style-name="Bibliography1"><text:span text:style-name="T148">Stop Negative Thoughts: Getting Started | Michigan Medicine</text:span>.<text:s/><text:span text:style-name="T149">(s/f). Recuperado el 5 de abril de 2020, de https://www.uofmhealth.org/health-library/uf9938</text:span></text:p>
        <text:p text:style-name="Bibliography1">Suzy.greaves. (2020, febrero 2).<text:s/><text:span text:style-name="T150">10 ways to overcome low self-esteem</text:span><text:s/>[Text]. Psychologies. https://www.psychologies.co.uk/10-ways-overcome-low-self-esteem</text:p>
        <text:p text:style-name="Bibliography1">What is psychological wellbeing? (2018, diciembre 16).<text:s/><text:span text:style-name="T151">Robertson Cooper</text:span>. https://www.robertsoncooper.com/blog/what-is-psychological-wellbeing/</text:p>
      </text:section>
      <text:section text:name="Sect2" text:style-name="S2">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ibliography1" style:display-name="Bibliography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drigo Juárez</dc:creator>
    <meta:creation-date>2020-04-04T14:44:00Z</meta:creation-date>
    <dc:date>2020-08-22T03:09:00Z</dc:date>
    <meta:template xlink:href="Normal.dotm" xlink:type="simple"/>
    <meta:editing-cycles>20</meta:editing-cycles>
    <meta:editing-duration>PT52260S</meta:editing-duration>
    <meta:user-defined meta:name="ZOTERO_PREF_1">&lt;data data-version="3" zotero-version="5.0.85"&gt;&lt;session id="JLpL4Qbb"/&gt;&lt;style id="http://www.zotero.org/styles/apa" locale="es-MX" hasBibliography="1" bibliographyStyleHasBeenSet="1"/&gt;&lt;prefs&gt;&lt;pref name="fieldType" value="ReferenceMark"/&gt;&lt;pref name="automa</meta:user-defined>
    <meta:user-defined meta:name="ZOTERO_PREF_2">ticJournalAbbreviations" value="true"/&gt;&lt;/prefs&gt;&lt;/data&gt;</meta:user-defined>
    <meta:document-statistic meta:page-count="1" meta:paragraph-count="26" meta:word-count="2073" meta:character-count="13452" meta:row-count="95" meta:non-whitespace-character-count="11405"/>
  </office:meta>
</office:document-meta>
</file>